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4">
      <style:text-properties officeooo:paragraph-rsid="00288dae"/>
    </style:style>
    <style:style style:name="P7" style:family="paragraph" style:parent-style-name="Text_20_body" style:list-style-name="WWNum5"/>
    <style:style style:name="P8" style:family="paragraph" style:parent-style-name="Text_20_body" style:list-style-name="WWNum6"/>
    <style:style style:name="P9" style:family="paragraph" style:parent-style-name="Text_20_body" style:list-style-name="WWNum7"/>
    <style:style style:name="P10" style:family="paragraph" style:parent-style-name="Text_20_body" style:list-style-name="L1">
      <style:text-properties officeooo:paragraph-rsid="0027f518"/>
    </style:style>
    <style:style style:name="P11" style:family="paragraph" style:parent-style-name="Text_20_body" style:list-style-name="WWNum8"/>
    <style:style style:name="P12" style:family="paragraph" style:parent-style-name="Text_20_body" style:list-style-name="WWNum9">
      <style:text-properties officeooo:paragraph-rsid="001ad5a6"/>
    </style:style>
    <style:style style:name="P13" style:family="paragraph" style:parent-style-name="Text_20_body" style:list-style-name="WWNum10"/>
    <style:style style:name="P14" style:family="paragraph" style:parent-style-name="Text_20_body" style:list-style-name="WWNum11"/>
    <style:style style:name="P15"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T8" style:family="text">
      <style:text-properties officeooo:rsid="00212d45"/>
    </style:style>
    <style:style style:name="T9" style:family="text">
      <style:text-properties officeooo:rsid="0021c819"/>
    </style:style>
    <style:style style:name="T10" style:family="text">
      <style:text-properties officeooo:rsid="0022fa67"/>
    </style:style>
    <style:style style:name="T11" style:family="text">
      <style:text-properties officeooo:rsid="00255690"/>
    </style:style>
    <style:style style:name="T12" style:family="text">
      <style:text-properties officeooo:rsid="00267970"/>
    </style:style>
    <style:style style:name="T13" style:family="text">
      <style:text-properties style:font-name="Liberation Serif1" officeooo:rsid="001ad5a6" style:font-name-asian="Liberation Serif1" style:font-name-complex="Liberation Serif1"/>
    </style:style>
    <style:style style:name="T14" style:family="text">
      <style:text-properties style:font-name="Liberation Serif1" officeooo:rsid="0027f518" style:font-name-asian="Liberation Serif1" style:font-name-complex="Liberation Serif1"/>
    </style:style>
    <style:style style:name="T15" style:family="text">
      <style:text-properties officeooo:rsid="00288dae"/>
    </style:style>
    <style:style style:name="T16" style:family="text">
      <style:text-properties officeooo:rsid="0028ca9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227_1057113203" text:style-name="Index_20_Link" text:visited-style-name="Index_20_Link">Intro<text:tab/></text:a></text:p>
          <text:p text:style-name="P16"><text:a xlink:type="simple" xlink:href="#__RefHeading___Toc507_745796513" text:style-name="Index_20_Link" text:visited-style-name="Index_20_Link">The Simple Truth – There is NO Speed of Light at all<text:tab/></text:a></text:p>
          <text:p text:style-name="P16"><text:a xlink:type="simple" xlink:href="#__RefHeading___Toc509_745796513" text:style-name="Index_20_Link" text:visited-style-name="Index_20_Link">The Properties of Light<text:tab/></text:a></text:p>
          <text:p text:style-name="P16"><text:a xlink:type="simple" xlink:href="#__RefHeading___Toc511_745796513" text:style-name="Index_20_Link" text:visited-style-name="Index_20_Link">How do GPS Localization Radar and Radar Speed Guns Work then if Speed of Light Cannot be Measured?<text:tab/></text:a></text:p>
          <text:p text:style-name="P16"><text:a xlink:type="simple" xlink:href="#__RefHeading___Toc513_745796513" text:style-name="Index_20_Link" text:visited-style-name="Index_20_Link">Information Theory – Shining up the Light and How Fast Information can be Transmitted<text:tab/></text:a></text:p>
          <text:p text:style-name="P16"><text:a xlink:type="simple" xlink:href="#__RefHeading___Toc515_745796513" text:style-name="Index_20_Link" text:visited-style-name="Index_20_Link">Wave-Particle Duality of Light<text:tab/></text:a></text:p>
          <text:p text:style-name="P16"><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 or 2.6s if reflected signal round-trip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8">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9">which in essence means light has no property of </text:span><text:soft-page-break/><text:span text:style-name="T9">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639508197174644402" text:style-name="WWNum2">
        <text:list-item>
          <text:p text:style-name="P3"><text:a xlink:type="simple" xlink:href="https://en.wikipedia.org/wiki/Frequency" text:style-name="Internet_20_link" text:visited-style-name="Visited_20_Internet_20_Link">Frequency</text:a></text:p>
        </text:list-item>
        <text:list-item>
          <text:p text:style-name="P3"><text:a xlink:type="simple" xlink:href="https://en.wikipedia.org/wiki/Amplitude" text:style-name="Internet_20_link" text:visited-style-name="Visited_20_Internet_20_Link">Amplitude</text:a></text:p>
        </text:list-item>
        <text:list-item>
          <text:p text:style-name="P3"><text:a xlink:type="simple" xlink:href="https://en.wikipedia.org/wiki/Phase_%28waves%29" text:style-name="Internet_20_link" text:visited-style-name="Visited_20_Internet_20_Link">Phase</text:a></text:p>
        </text:list-item>
        <text:list-item>
          <text:p text:style-name="P3"><text:a xlink:type="simple" xlink:href="https://en.wikipedia.org/wiki/Polarization_%28waves%29" text:style-name="Internet_20_link" text:visited-style-name="Visited_20_Internet_20_Link">Polarization</text:a></text:p>
        </text:list-item>
        <text:list-item>
          <text:p text:style-name="P3"><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3398411829605804336" text:style-name="WWNum3">
        <text:list-item>
          <text:p text:style-name="P4"><text:a xlink:type="simple" xlink:href="https://en.wikipedia.org/wiki/Energy" text:style-name="Internet_20_link" text:visited-style-name="Visited_20_Internet_20_Link">Energy</text:a></text:p>
        </text:list-item>
        <text:list-item>
          <text:p text:style-name="P4"><text:a xlink:type="simple" xlink:href="https://en.wikipedia.org/wiki/Intensity_%28physics%29" text:style-name="Internet_20_link" text:visited-style-name="Visited_20_Internet_20_Link">Intensity</text:a></text:p>
        </text:list-item>
        <text:list-item>
          <text:p text:style-name="P4">And many more</text:p>
        </text:list-item>
      </text:list>
      <text:p text:style-name="Text_20_body">Also there is various prominent observations with electromagnet waves:</text:p>
      <text:list xml:id="list3869391943505955173" text:style-name="WWNum4">
        <text:list-item>
          <text:p text:style-name="P5"><text:a xlink:type="simple" xlink:href="https://en.wikipedia.org/wiki/Interference_%28wave_propagation%29" text:style-name="Internet_20_link" text:visited-style-name="Visited_20_Internet_20_Link">Wave Interference</text:a></text:p>
        </text:list-item>
        <text:list-item>
          <text:p text:style-name="P5"><text:a xlink:type="simple" xlink:href="https://en.wikipedia.org/wiki/Phase_%28waves%29#Phase_shift" text:style-name="Internet_20_link" text:visited-style-name="Visited_20_Internet_20_Link">Phase Shift</text:a></text:p>
        </text:list-item>
        <text:list-item>
          <text:p text:style-name="P5">Frequency Shift</text:p>
        </text:list-item>
        <text:list-item>
          <text:p text:style-name="P5"><text:a xlink:type="simple" xlink:href="https://en.wikipedia.org/wiki/Resonance" text:style-name="Internet_20_link" text:visited-style-name="Visited_20_Internet_20_Link">Resonance</text:a></text:p>
        </text:list-item>
        <text:list-item>
          <text:p text:style-name="P6"><text:a xlink:type="simple" xlink:href="https://en.wikipedia.org/wiki/Beat_(acoustics)" text:style-name="Internet_20_link" text:visited-style-name="Visited_20_Internet_20_Link"><text:span text:style-name="T15">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0">a</text:span> radar gun or GPS satellite:</text:p>
      <text:list xml:id="list8965967380089108024" text:style-name="WWNum5">
        <text:list-item>
          <text:p text:style-name="P7">The electromagnet wave is transmitted</text:p>
        </text:list-item>
        <text:list-item>
          <text:p text:style-name="P7">The electromagnetic wave instantaneously (since there is no propagation speed of light) hits a (probably moving) target such as a car or aircraft and the wave again is instantaneously <text:s/>being reflected</text:p>
        </text:list-item>
        <text:list-item>
          <text:p text:style-name="P7">The wave and it’s reflection INTERFERE, also instantaneously</text:p>
        </text:list-item>
        <text:list-item>
          <text:p text:style-name="P7">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3506291692450393569" text:style-name="WWNum6">
        <text:list-item>
          <text:p text:style-name="P8">The phase of the reflected wave shifts according to target’s position</text:p>
        </text:list-item>
        <text:list-item>
          <text:p text:style-name="P8">And the resulting signal measured due to wave interference pattern changes (pulsing)</text:p>
        </text:list-item>
        <text:list-item>
          <text:p text:style-name="P8">And the interference pulsing speed indicates the speed of the moving target</text:p>
        </text:list-item>
        <text:list-item>
          <text:p text:style-name="P8">Which, again, is not related to a non-existent property of speed of light</text:p>
        </text:list-item>
      </text:list>
      <text:p text:style-name="Text_20_body">To estimate the location of a target with GPS satellite signals:</text:p>
      <text:list xml:id="list382676499368114212" text:style-name="WWNum7">
        <text:list-item>
          <text:p text:style-name="P9">Again interference pattern of a wave and it’s reflection is measured</text:p>
        </text:list-item>
        <text:list-item>
          <text:p text:style-name="P9">But with multiple wave interference patterns from three or more moving GPS satellites have to be measured <text:span text:style-name="T11">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2">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2383015732460613272" text:style-name="L1">
        <text:list-item>
          <text:p text:style-name="P10"><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3">∆t→</text:span><text:span text:style-name="T14">0</text:span><text:span text:style-name="T3">) the more </text:span><text:a xlink:type="simple" xlink:href="https://en.wikipedia.org/wiki/Bandwidth_%28signal_processing%29" text:style-name="Internet_20_link" text:visited-style-name="Visited_20_Internet_20_Link"><text:span text:style-name="T3">bandwidth</text:span></text:a><text:span text:style-name="T3">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1"><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2"><draw:image xlink:href="Pictures/10000201000004B0000002586FCC17C1FA853B62.png" xlink:type="simple" xlink:show="embed" xlink:actuate="onLoad"/></draw:frame></draw:a></text:p>
      <text:list xml:id="list392424079794090728" text:style-name="WWNum8">
        <text:list-item>
          <text:p text:style-name="P11">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8325780616869910123" text:style-name="WWNum9">
        <text:list-item>
          <text:p text:style-name="P12"><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 </text:span><text:span text:style-name="T13">∆</text:span><text:span text:style-name="T3">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4375400386009208394" text:style-name="WWNum10">
        <text:list-item>
          <text:p text:style-name="P13"><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3"><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3"><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3">Light is an electromagnetic wave</text:p>
        </text:list-item>
      </text:list>
      <text:h text:style-name="Heading_20_1" text:outline-level="1"><text:bookmark-start text:name="__RefHeading___Toc517_745796513"/>Reasoning<text:bookmark-end text:name="__RefHeading___Toc517_745796513"/></text:h>
      <text:list xml:id="list690928942432724601" text:style-name="WWNum11">
        <text:list-item>
          <text:p text:style-name="P14">Nuclear Technology</text:p>
        </text:list-item>
        <text:list-item>
          <text:p text:style-name="P14">Military Radar and Data Transmission Systems</text:p>
        </text:list-item>
        <text:list-item>
          <text:p text:style-name="P14">Religious Big Bang Universe, no big bang, no god who created it</text:p>
        </text:list-item>
        <text:list-item>
          <text:p text:style-name="P14"><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4">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6">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4">Upside d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21:44:43.425992150</dc:date>
    <meta:editing-cycles>123</meta:editing-cycles>
    <dc:title>Disproof of Albert Einstein - Special Relativity and Speed of Light</dc:title>
    <meta:editing-duration>PT3H28M15S</meta:editing-duration>
    <meta:generator>LibreOffice/5.1.3.2$Linux_X86_64 LibreOffice_project/10m0$Build-2</meta:generator>
    <meta:document-statistic meta:table-count="0" meta:image-count="4" meta:object-count="0" meta:page-count="6" meta:paragraph-count="73" meta:word-count="1872" meta:character-count="11459" meta:non-whitespace-character-count="9679"/>
  </office:meta>
</office:document-meta>
</file>